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bitmap" draw:fill-image-name="a6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bitmap" draw:fill-image-name="a5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bitmap" draw:fill-image-name="a5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bitmap" draw:fill-image-name="a5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draw:style-name="a509" draw:transform="translate(-4.37743in -0.38708in) rotate(-3.14159) translate(7.24384in 3.72041in)" draw:name="TextBox 4" svg:width="8.75486in" svg:height="0.77415in">
          <draw:text-box>
            <text:p text:style-name="a508" text:class-names="" text:cond-style-name=""><text:span text:style-name="a506" text:class-names="">DIGITAAL PORTFOLIO</text:span><text:span text:style-name="a507" text:class-names=""/></text:p>
          </draw:text-box>
          <svg:title/>
          <svg:desc/>
        </draw:frame>
      </draw:page>
      <draw:page draw:name="Slide2" draw:style-name="a511" draw:master-page-name="Master1-Layout2-obj-Title-and-Content" presentation:presentation-page-layout-name="Master1-PPL2" draw:id="Slide-257">
        <draw:frame draw:id="id118" presentation:style-name="a530" draw:name="Content Placeholder 2" svg:x="0.75in" svg:y="2.34259in" svg:width="11.07986in" svg:height="1.92459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NAME <text:s text:c="45"/>:DHARSHINI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REGSTER NO <text:s text:c="1"/>AND NMID. <text:s text:c="11"/>:2422k1567 AND <text:s text:c="1"/>asbru4q242k1567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EPARTMENT. <text:s text:c="31"/>:COMPUTER SCIENCE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COLLEGE. <text:s text:c="40"/>:KSG COLLEGE OF ARTS AND SCIENCE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UNIVERSITY. <text:s text:c="36"/>:BHARAATHIYAR UNIVERSITY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frame draw:id="id119" draw:style-name="a534" draw:name="TextBox 3" svg:x="2.37224in" svg:y="0.36187in" svg:width="5.81193in" svg:height="0.40391in">
          <draw:text-box>
            <text:p text:style-name="a533" text:class-names="" text:cond-style-name=""><text:span text:style-name="a531" text:class-names="">DIGITAL <text:s text:c="1"/>PORTFOLIO<text:s text:c="1"/></text:span><text:span text:style-name="a532" text:class-names=""/></text:p>
          </draw:text-box>
          <svg:title/>
          <svg:desc/>
        </draw:frame>
      </draw:page>
      <draw:page draw:name="Slide3" draw:style-name="a536" draw:master-page-name="Master1-Layout2-obj-Title-and-Content" presentation:presentation-page-layout-name="Master1-PPL2" draw:id="Slide-258">
        <draw:frame draw:id="id120" presentation:style-name="a540" draw:name="Title 1" svg:x="0.75in" svg:y="0.66667in" svg:width="11.07986in" svg:height="1.59259in" presentation:class="title" presentation:placeholder="false">
          <draw:text-box>
            <text:p text:style-name="a539" text:class-names="" text:cond-style-name=""><text:span text:style-name="a537" text:class-names="">STUDENT PORTFOLIO<text:s text:c="1"/></text:span><text:span text:style-name="a538" text:class-names=""/></text:p>
          </draw:text-box>
          <svg:title/>
          <svg:desc/>
        </draw:frame>
        <draw:frame draw:id="id121" presentation:style-name="a545" draw:name="Content Placeholder 2" svg:x="0.75in" svg:y="2.34259in" svg:width="11.07986in" svg:height="3.99074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<text:s text:c="41"/>USING FRONTEND DEVELOPMENT</text:span><text:span text:style-name="a542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2-obj-Title-and-Content" presentation:presentation-page-layout-name="Master1-PPL2" draw:id="Slide-259">
        <draw:frame draw:id="id122" presentation:style-name="a551" draw:name="Title 1" svg:x="0.75in" svg:y="0.66667in" svg:width="11.07986in" svg:height="1.59259in" presentation:class="title" presentation:placeholder="false">
          <draw:text-box>
            <text:p text:style-name="a550" text:class-names="" text:cond-style-name=""><text:span text:style-name="a548" text:class-names="">AGENDA</text:span><text:span text:style-name="a549" text:class-names=""/></text:p>
          </draw:text-box>
          <svg:title/>
          <svg:desc/>
        </draw:frame>
        <draw:frame draw:id="id123" presentation:style-name="a562" draw:name="Content Placeholder 2" svg:x="0.75in" svg:y="2.34259in" svg:width="11.07986in" svg:height="3.99074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1.Problem Statement
2.Project Overview
3. End Users
4. Tools and Technologies
5.Portfolio design and Layout
6. Features and Functionality
7.Results and Screenshots
8.Conclusion
9.Github Link <text:s text:c="6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40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<text:s text:c="28"/>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4" draw:master-page-name="Master1-Layout2-obj-Title-and-Content" presentation:presentation-page-layout-name="Master1-PPL2" draw:id="Slide-260">
        <draw:frame draw:id="id124" presentation:style-name="a568" draw:name="Title 1" svg:x="0.75in" svg:y="0.66667in" svg:width="11.07986in" svg:height="1.59259in" presentation:class="title" presentation:placeholder="false">
          <draw:text-box>
            <text:p text:style-name="a567" text:class-names="" text:cond-style-name=""><text:span text:style-name="a565" text:class-names="">Problem Statement<text:s text:c="1"/></text:span><text:span text:style-name="a566" text:class-names=""/></text:p>
          </draw:text-box>
          <svg:title/>
          <svg:desc/>
        </draw:frame>
        <draw:frame draw:id="id125" presentation:style-name="a575" draw:name="Content Placeholder 2" svg:x="0.75in" svg:y="2.25926in" svg:width="11.07986in" svg:height="3.99074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69" text:class-names="">

Create a digital portfolio that effectively showcases my skills, experience, and accomplishments in a visually appealing and user-friendly manner, allowing potential employers or clients to easily navigate and understand my value proposition.

1. *Clear navigation and organization*: Ensure that the portfolio is easy to navigate, with clear categorization and<text:s text:c="1"/></text:span><text:span text:style-name="a570" text:class-names="">labeling</text:span><text:span text:style-name="a571" text:class-names=""><text:s text:c="1"/>of projects and sections.
2. *Visual appeal and branding*: Use a consistent visual design and branding that reflects the individual’s personality and style.
3. *Effective storytelling*: Use compelling narratives and descriptions to provide context and insights into the projects and experiences showcased.
4. *Relevant content and projects*: Curate a selection of projects and experiences that demonstrate the individual’s skills, expertise, and accomplishments.
5. *Ease of updates and maintenance*: Design the portfolio to be easily updated and maintained, with a clear workflow for adding new content.


1. *Showcase skills and experience*: Effectively communicate the individual’s skills, experience, and accomplishments to potential employers or clients.
2. *Establish credibility and authority*: Demonstrate expertise and thought leadership in the individual’s field or industry.
3. *Attract new opportunities*: Use the digital portfolio to attract new career opportunities, clients, or business partnerships.
1. *Potential employers*: Hiring managers, recruiters, and other stakeholders in the individual’s industry or field.
2. *Clients or customers*: Potential clients or customers who may be interested in the individual’s services or products.
3. *Peers and industry professionals*: Other professionals in the individual’s field or industry who may be interested in their work and experiences.</text:span><text:span text:style-name="a572" text:class-names=""/></text:p>
              </text:list-item>
            </text:list>
          </draw:text-box>
          <svg:title/>
          <svg:desc/>
        </draw:frame>
      </draw:page>
      <draw:page draw:name="Slide6" draw:style-name="a577" draw:master-page-name="Master1-Layout2-obj-Title-and-Content" presentation:presentation-page-layout-name="Master1-PPL2" draw:id="Slide-261">
        <draw:frame draw:id="id126" presentation:style-name="a581" draw:name="Title 1" svg:x="0.75in" svg:y="0.66667in" svg:width="11.07986in" svg:height="1.59259in" presentation:class="title" presentation:placeholder="false">
          <draw:text-box>
            <text:p text:style-name="a580" text:class-names="" text:cond-style-name=""><text:span text:style-name="a578" text:class-names="">Project Overview<text:s text:c="1"/></text:span><text:span text:style-name="a579" text:class-names=""/></text:p>
          </draw:text-box>
          <svg:title/>
          <svg:desc/>
        </draw:frame>
        <draw:frame draw:id="id127" presentation:style-name="a586" draw:name="Content Placeholder 2" svg:x="0.75in" svg:y="2.34259in" svg:width="11.07986in" svg:height="4.49074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2" text:class-names="">Project Overview: Digital Portfolio
Objective
Create a professional digital portfolio to showcase skills, projects, and accomplishments to potential employers, clients, or collaborators.
Key Features
1. *Project Showcase*: Highlight best work with descriptions, images, and links.
2. *About Page*: Share background, skills, and experience.
3. *Contact Form*: Allow visitors to get in touch easily.
4. *Responsive Design*: Ensure accessibility on various devices.
Target Audience
- Potential employers
- Clients
- Collaborators
Technical Requirements
- Built with modern web technologies (HTML, CSS, JavaScript)
- Responsive design for mobile and desktop
- Easy to update and maintain
Goals
- Showcase expertise and skills
- Attract new opportunities
- Establish online presence
Let me know if you’d like to add or modify anything!</text:span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8" draw:master-page-name="Master1-Layout2-obj-Title-and-Content" presentation:presentation-page-layout-name="Master1-PPL2" draw:id="Slide-262">
        <draw:frame draw:id="id128" presentation:style-name="a592" draw:name="Title 1" svg:x="0.75in" svg:y="0.66667in" svg:width="11.07986in" svg:height="1.59259in" presentation:class="title" presentation:placeholder="false">
          <draw:text-box>
            <text:p text:style-name="a591" text:class-names="" text:cond-style-name=""><text:span text:style-name="a589" text:class-names="">End Users<text:s text:c="1"/></text:span><text:span text:style-name="a590" text:class-names=""/></text:p>
          </draw:text-box>
          <svg:title/>
          <svg:desc/>
        </draw:frame>
        <draw:frame draw:id="id129" presentation:style-name="a597" draw:name="Content Placeholder 2" svg:x="0.75in" svg:y="2.34259in" svg:width="11.07986in" svg:height="3.99074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3" text:class-names="">The end users for a digital portfolio can include:
1. *Potential Employers*: Hiring managers, recruiters, and other stakeholders in the industry or field.
2. *Clients or Customers*: Potential clients or customers who may be interested in the individual’s services or products.
3. *Collaborators or Partners*: Other professionals or businesses who may be interested in collaborating or partnering with the individual.
4. *Industry Peers*: Other professionals in the same field or industry who may be interested in the individual’s work and experiences.
5. *Recruiters*: Professional recruiters who may be searching for candidates with specific skills or experience.
These end users may be looking for:
1. *Examples of work*: Projects, case studies, or other examples that demonstrate the individual’s skills and expertise.
2. *Skills and expertise*: Information about the individual’s skills, certifications, and areas of expertise.
3. *Experience and accomplishments*: Details about the individual’s work experience, achievements, and accomplishments.
4. *Contact information*: A way to get in touch with the individual, such as a contact form or email address.

By understanding the needs and goals of these end users, you can design and create a digital portfolio that effectively showcases your skills, experience, and accomplishments.</text:span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2-obj-Title-and-Content" presentation:presentation-page-layout-name="Master1-PPL2" draw:id="Slide-263">
        <draw:frame draw:id="id130" presentation:style-name="a603" draw:name="Title 1" svg:x="0.75in" svg:y="0.66667in" svg:width="11.07986in" svg:height="1.59259in" presentation:class="title" presentation:placeholder="false">
          <draw:text-box>
            <text:p text:style-name="a602" text:class-names="" text:cond-style-name=""><text:span text:style-name="a600" text:class-names="">Tools and Technologies<text:s text:c="1"/></text:span><text:span text:style-name="a601" text:class-names=""/></text:p>
          </draw:text-box>
          <svg:title/>
          <svg:desc/>
        </draw:frame>
        <draw:frame draw:id="id131" presentation:style-name="a604" draw:name="Content Placeholder 2" svg:x="-5.95331in" svg:y="6.46489in" svg:width="11.53155in" svg:height="2.07022in" presentation:class="outline" presentation:placeholder="true">
          <draw:text-box/>
          <svg:title/>
          <svg:desc/>
        </draw:frame>
        <draw:frame draw:id="id132" draw:style-name="a619" draw:name="TextBox 6" svg:x="1.63262in" svg:y="3.19419in" svg:width="10.06809in" svg:height="1.3127in">
          <draw:text-box>
            <text:p text:style-name="a618" text:class-names="" text:cond-style-name=""><text:span text:style-name="a605" text:class-names="">Website Builder- *</text:span><text:span text:style-name="a606" text:class-names="">Wix</text:span><text:span text:style-name="a607" text:class-names="">*- *Squarespace2. Portfolio Platforms- *</text:span><text:span text:style-name="a608" text:class-names="">Behance</text:span><text:span text:style-name="a609" text:class-names="">- *GitHub Pages- *Dribbble3. Content Management Systems (CMS)- *WordPress- *Drupal*4. Design and Prototyping- *Adobe XD- *</text:span><text:span text:style-name="a610" text:class-names="">Figma</text:span><text:span text:style-name="a611" text:class-names="">*- *Sketch*5. Image and Media Hosting- *</text:span><text:span text:style-name="a612" text:class-names="">Imgur</text:span><text:span text:style-name="a613" text:class-names="">*- *YouTube/Vimeo*- *</text:span><text:span text:style-name="a614" text:class-names="">SoundCloud</text:span><text:span text:style-name="a615" text:class-names="">*6. Templates- *</text:span><text:span text:style-name="a616" text:class-names="">ThemeForest</text:span><text:span text:style-name="a617" text:class-names="">*</text:span></text:p>
          </draw:text-box>
          <svg:title/>
          <svg:desc/>
        </draw:frame>
      </draw:page>
      <draw:page draw:name="Slide9" draw:style-name="a621" draw:master-page-name="Master1-Layout2-obj-Title-and-Content" presentation:presentation-page-layout-name="Master1-PPL2" draw:id="Slide-264">
        <draw:frame draw:id="id133" presentation:style-name="a625" draw:name="Title 1" svg:x="0.75in" svg:y="0.66667in" svg:width="11.07986in" svg:height="1.59259in" presentation:class="title" presentation:placeholder="false">
          <draw:text-box>
            <text:p text:style-name="a624" text:class-names="" text:cond-style-name=""><text:span text:style-name="a622" text:class-names="">Portfolio design and Layout<text:s text:c="1"/></text:span><text:span text:style-name="a623" text:class-names=""/></text:p>
          </draw:text-box>
          <svg:title/>
          <svg:desc/>
        </draw:frame>
        <draw:frame draw:id="id134" presentation:style-name="a632" draw:name="Content Placeholder 2" svg:x="0.96401in" svg:y="1.1234in" svg:width="11.07986in" svg:height="3.99074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6" text:class-names="">1. Clear<text:s text:c="1"/></text:span><text:span text:style-name="a627" text:class-names="">Naviga</text:span><text:span text:style-name="a628" text:class-names="">
- *Simple Menu*
- *Consistent Layout*
2. Visual Hierarchy
- *Prioritize Work*
- *Whitespace*
3. Responsive Design
- *Mobile-Friendly*
- *Test Across Devices
4. Consistent Branding
- *Personal Brand*
- *Professional Tone*
5. Showcase Your Work
- *High-Quality
- *Case Studies*
6. Easy-to-Read Content
- *Clear Typography*
- *Concise Descript
- *Hover Effects*
- *Links and Buttons*</text:span><text:span text:style-name="a629" text:class-names=""/></text:p>
              </text:list-item>
            </text:list>
          </draw:text-box>
          <svg:title/>
          <svg:desc/>
        </draw:frame>
      </draw:page>
      <draw:page draw:name="Slide10" draw:style-name="a634" draw:master-page-name="Master1-Layout2-obj-Title-and-Content" presentation:presentation-page-layout-name="Master1-PPL2" draw:id="Slide-265">
        <draw:frame draw:id="id135" presentation:style-name="a638" draw:name="Title 1" svg:x="0.75in" svg:y="0.66667in" svg:width="11.07986in" svg:height="1.59259in" presentation:class="title" presentation:placeholder="false">
          <draw:text-box>
            <text:p text:style-name="a637" text:class-names="" text:cond-style-name=""><text:span text:style-name="a635" text:class-names="">Features and Functionality<text:s text:c="1"/></text:span><text:span text:style-name="a636" text:class-names=""/></text:p>
          </draw:text-box>
          <svg:title/>
          <svg:desc/>
        </draw:frame>
        <draw:frame draw:id="id136" presentation:style-name="a649" draw:name="Content Placeholder 2" svg:x="0.75in" svg:y="2.34259in" svg:width="11.07986in" svg:height="3.99074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39" text:class-names="">Interactive Features
1. *Filtering and Sorting*: Allow users to filter projects by category, skill, or date.
2. *</text:span><text:span text:style-name="a640" text:class-names="">Lightbox</text:span><text:span text:style-name="a641" text:class-names=""><text:s text:c="1"/>or Modal Views*: Use<text:s text:c="1"/></text:span><text:span text:style-name="a642" text:class-names="">lightbox</text:span><text:span text:style-name="a643" text:class-names=""><text:s text:c="1"/>or modal windows to display project details without leaving the main page.
3. *Hover Effects*: Add hover effects to project thumbnails to provide a<text:s text:c="1"/></text:span><text:span text:style-name="a644" text:class-names="">previ</text:span><text:span text:style-name="a645" text:class-names="">

Content Features
1. *Blog or News Section*
3. *Skills and Expertise*
Technical Features
1. *Responsive Design*
2. *SEO Optimization*
3. *Fast Loading Times*
4. *Security
1. *Social Media Links*
2. *Third-Party Integrations
3. *Email Newsletter*
1. *Easy Updates*
2. *Content Management System (CMS)*
3. *Analytics*</text:span><text:span text:style-name="a646" text:class-names=""/></text:p>
              </text:list-item>
            </text:list>
          </draw:text-box>
          <svg:title/>
          <svg:desc/>
        </draw:frame>
      </draw:page>
      <draw:page draw:name="Slide11" draw:style-name="a651" draw:master-page-name="Master1-Layout2-obj-Title-and-Content" presentation:presentation-page-layout-name="Master1-PPL2" draw:id="Slide-266">
        <draw:frame draw:id="id137" presentation:style-name="a655" draw:name="Title 1" svg:x="0.75in" svg:y="0.66667in" svg:width="11.07986in" svg:height="1.59259in" presentation:class="title" presentation:placeholder="false">
          <draw:text-box>
            <text:p text:style-name="a654" text:class-names="" text:cond-style-name=""><text:span text:style-name="a652" text:class-names="">Results and Screenshots<text:s text:c="1"/></text:span><text:span text:style-name="a653" text:class-names=""/></text:p>
          </draw:text-box>
          <svg:title/>
          <svg:desc/>
        </draw:frame>
        <draw:frame draw:id="id138" presentation:style-name="a660" draw:name="Content Placeholder 2" svg:x="0.75in" svg:y="2.34259in" svg:width="11.07986in" svg:height="3.99074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6" text:class-names="">1. *Visual Storytelling*
2. *Contextualization*
3. *Highlighting Achievements*
4. *Design and Layout*
5. *Annotations and Captions*
6. *Linking to Live Projects*
7. *Case Studies*
Benefits
1. *Effective Communication*
2. *Visual Engagement*
3. *Demonstrated Expertise</text:span><text:span text:style-name="a657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2-obj-Title-and-Content" presentation:presentation-page-layout-name="Master1-PPL2" draw:id="Slide-267">
        <draw:frame draw:id="id139" presentation:style-name="a666" draw:name="Title 1" svg:x="0.75in" svg:y="0.66667in" svg:width="11.07986in" svg:height="1.59259in" presentation:class="title" presentation:placeholder="false">
          <draw:text-box>
            <text:p text:style-name="a665" text:class-names="" text:cond-style-name=""><text:span text:style-name="a663" text:class-names="">Conclusion<text:s text:c="1"/></text:span><text:span text:style-name="a664" text:class-names=""/></text:p>
          </draw:text-box>
          <svg:title/>
          <svg:desc/>
        </draw:frame>
        <draw:frame draw:id="id140" presentation:style-name="a671" draw:name="Content Placeholder 2" svg:x="0.75in" svg:y="2.34259in" svg:width="11.07986in" svg:height="3.99074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7" text:class-names="">
A well-crafted digital portfolio is a powerful tool for showcasing your skills, experience, and achievements. By thoughtfully curating your work and presenting it in a clear and engaging manner, you can effectively demonstrate your value to potential employers, clients, or collaborators. A digital portfolio not only highlights your technical abilities but also your creativity, problem-solving skills, and attention to detail. Regularly updating and refining your portfolio ensures that it remains a relevant and compelling representation of your professional growth and capabilities. Whether you’re looking to advance your career, attract new clients, or simply showcase your passion projects, a digital portfolio is an essential asset in today’s digital landscape.</text:span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461450" svg:stroke-opacity="100%" svg:stroke-linecap="round"/>
    </style:default-style>
    <draw:fill-image draw:name="a386" xlink:href="media/image1.jpeg" xlink:show="embed" xlink:actuate="onLoad"/>
    <draw:fill-image draw:name="a563" xlink:href="media/image1.jpeg" xlink:show="embed" xlink:actuate="onLoad"/>
    <draw:fill-image draw:name="a633" xlink:href="media/image1.jpeg" xlink:show="embed" xlink:actuate="onLoad"/>
    <draw:fill-image draw:name="a102" xlink:href="media/image1.jpeg" xlink:show="embed" xlink:actuate="onLoad"/>
    <draw:fill-image draw:name="a440" xlink:href="media/image1.jpeg" xlink:show="embed" xlink:actuate="onLoad"/>
    <draw:fill-image draw:name="a510" xlink:href="media/image1.jpeg" xlink:show="embed" xlink:actuate="onLoad"/>
    <draw:fill-image draw:name="a336" xlink:href="media/image1.jpeg" xlink:show="embed" xlink:actuate="onLoad"/>
    <draw:fill-image draw:name="a620" xlink:href="media/image1.jpeg" xlink:show="embed" xlink:actuate="onLoad"/>
    <draw:fill-image draw:name="a661" xlink:href="media/image1.jpeg" xlink:show="embed" xlink:actuate="onLoad"/>
    <draw:fill-image draw:name="a50" xlink:href="media/image1.jpeg" xlink:show="embed" xlink:actuate="onLoad"/>
    <draw:fill-image draw:name="a293" xlink:href="media/image1.jpeg" xlink:show="embed" xlink:actuate="onLoad"/>
    <draw:fill-image draw:name="a366" xlink:href="media/image1.jpeg" xlink:show="embed" xlink:actuate="onLoad"/>
    <draw:fill-image draw:name="a598" xlink:href="media/image1.jpeg" xlink:show="embed" xlink:actuate="onLoad"/>
    <draw:fill-image draw:name="a504" xlink:href="media/image1.jpeg" xlink:show="embed" xlink:actuate="onLoad"/>
    <draw:fill-image draw:name="a472" xlink:href="media/image1.jpeg" xlink:show="embed" xlink:actuate="onLoad"/>
    <draw:fill-image draw:name="a205" xlink:href="media/image1.jpeg" xlink:show="embed" xlink:actuate="onLoad"/>
    <draw:fill-image draw:name="a0" xlink:href="media/image1.jpeg" xlink:show="embed" xlink:actuate="onLoad"/>
    <draw:fill-image draw:name="a650" xlink:href="media/image1.jpeg" xlink:show="embed" xlink:actuate="onLoad"/>
    <draw:fill-image draw:name="a546" xlink:href="media/image1.jpeg" xlink:show="embed" xlink:actuate="onLoad"/>
    <draw:fill-image draw:name="a316" xlink:href="media/image1.jpeg" xlink:show="embed" xlink:actuate="onLoad"/>
    <draw:fill-image draw:name="a587" xlink:href="media/image1.jpeg" xlink:show="embed" xlink:actuate="onLoad"/>
    <draw:fill-image draw:name="a82" xlink:href="media/image1.jpeg" xlink:show="embed" xlink:actuate="onLoad"/>
    <draw:fill-image draw:name="a270" xlink:href="media/image1.jpeg" xlink:show="embed" xlink:actuate="onLoad"/>
    <draw:fill-image draw:name="a234" xlink:href="media/image1.jpeg" xlink:show="embed" xlink:actuate="onLoad"/>
    <draw:fill-image draw:name="a535" xlink:href="media/image1.jpeg" xlink:show="embed" xlink:actuate="onLoad"/>
    <draw:fill-image draw:name="a31" xlink:href="media/image1.jpeg" xlink:show="embed" xlink:actuate="onLoad"/>
    <draw:fill-image draw:name="a576" xlink:href="media/image1.jpeg" xlink:show="embed" xlink:actuate="onLoad"/>
    <draw:fill-image draw:name="a150" xlink:href="media/image1.jpeg" xlink:show="embed" xlink:actuate="onLoad"/>
    <draw:fill-image draw:name="a221" xlink:href="media/image1.jpeg" xlink:show="embed" xlink:actuate="onLoad"/>
    <draw:fill-image draw:name="a416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9/4/2025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9/4/2025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9/4/2025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4/2025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9/4/2025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9/4/2025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9/4/2025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4/2025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4/2025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9/4/2025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9/4/2025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9/4/2025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9/4/2025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9/4/2025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9/4/2025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9/4/2025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9/4/2025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9/4/2025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Dharshini v Dharshini v</meta:initial-creator>
    <dc:creator>Dharshini v Dharshini v</dc:creator>
    <meta:creation-date>2025-09-03T04:42:01Z</meta:creation-date>
    <dc:date>2025-09-04T05:08:10Z</dc:date>
    <meta:editing-cycles>6</meta:editing-cycles>
  </office:meta>
</office:document-meta>
</file>